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language="pt" fo:country="BR" style:font-name-complex="Arial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Standard" style:list-style-name="L1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4" style:family="paragraph" style:parent-style-name="Heading_20_1">
      <style:text-properties fo:language="pt" fo:country="BR"/>
    </style:style>
    <style:style style:name="T1" style:family="text">
      <style:text-properties fo:font-size="10pt"/>
    </style:style>
    <style:style style:name="T2" style:family="text">
      <style:text-properties fo:font-size="10pt" style:font-size-asian="10pt"/>
    </style:style>
    <style:style style:name="T3" style:family="text">
      <style:text-properties fo:language="pt" fo:country="BR"/>
    </style:style>
    <style:style style:name="T4" style:family="text">
      <style:text-properties style:font-name-complex="Arial"/>
    </style:style>
    <style:style style:name="T5" style:family="text">
      <style:text-properties style:font-name-complex="Arial" style:font-style-complex="italic"/>
    </style:style>
    <style:style style:name="T6" style:family="text">
      <style:text-properties style:font-name="Tahoma1"/>
    </style:style>
    <style:style style:name="T7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8" style:family="text"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font-size-asian="10pt"/>
    </style:style>
    <style:style style:name="T10" style:family="text">
      <style:text-properties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Food Delivery Web</text:p>
      <text:list xml:id="list29193122" text:style-name="L1">
        <text:list-header>
          <text:p text:style-name="P13">Especificação de Caso de Uso</text:p>
        </text:list-header>
      </text:list>
      <text:p text:style-name="P4"/>
      <text:p text:style-name="P3">Histórico de Revisões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2">15/10/09</text:p>
          </table:table-cell>
          <table:table-cell table:style-name="Tabela1.B2" office:value-type="float" office:value="1">
            <text:p text:style-name="P2">1</text:p>
          </table:table-cell>
          <table:table-cell table:style-name="Tabela1.C2" office:value-type="string">
            <text:p text:style-name="P2">Criação do documento de caso de uso “Solicitar pedido<text:span text:style-name="T7">”</text:span>.</text:p>
          </table:table-cell>
          <table:table-cell table:style-name="Tabela1.D2" office:value-type="string">
            <text:p text:style-name="P2">paulodaniel</text:p>
          </table:table-cell>
        </table:table-row>
        <table:table-row table:style-name="Tabela1.1"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/>
      <text:p text:style-name="P8">Solicitar Pedido</text:p>
      <text:h text:style-name="Heading_20_1" text:outline-level="1"><text:span text:style-name="T3">Breve Descrição</text:span></text:h>
      <text:p text:style-name="P12"><text:tab/>Este caso de uso é utilizado para demonstrar que o cliente poderá solicitar o pedido a um <text:tab/>estabelecimento a qualquer momento, respeitando as datas e horário de funcionamento do <text:tab/>estabelecimento.</text:p>
      <text:h text:style-name="P14" text:outline-level="1">Referências </text:h>
      <text:p text:style-name="Text_20_body">Não há.</text:p>
      <text:h text:style-name="P14" text:outline-level="1">Atores</text:h>
      <text:p text:style-name="Text_20_body">Cliente.</text:p>
      <text:h text:style-name="P14" text:outline-level="1">Pré-condições</text:h>
      <text:p text:style-name="Text_20_body">Realizar login no sistema.</text:p>
      <text:h text:style-name="P14" text:outline-level="1">Fluxos de Eventos</text:h>
      <text:h text:style-name="Heading_20_2" text:outline-level="2">Fluxo Básico</text:h>
      <text:p text:style-name="Text_20_body">Este caso de uso começa quando o &lt;ator&gt; ...</text:p>
      <text:p text:style-name="P10">1. ...</text:p>
      <text:p text:style-name="P10">2. ... </text:p>
      <text:h text:style-name="Heading_20_2" text:outline-level="2">Fluxos Alternativos</text:h>
      <text:p text:style-name="P9">A1 – &lt;nome do fluxo alternativo 1&gt;</text:p>
      <text:p text:style-name="Text_20_body">Se no passo &lt;nº do passo&gt; do fluxo [básico|alternativo] &lt;condição&gt; então: </text:p>
      <text:p text:style-name="P10">1. ...</text:p>
      <text:p text:style-name="P10"><text:soft-page-break/>2. ...</text:p>
      <text:p text:style-name="Text_20_body"><text:span text:style-name="T4">&lt;para onde Caso de Uso retorna&gt; </text:span><text:span text:style-name="T5">| </text:span><text:span text:style-name="T4">o Caso de Uso termina. </text:span></text:p>
      <text:h text:style-name="P14" text:outline-level="1">Pontos de Extensão</text:h>
      <text:p text:style-name="Text_20_body">&lt;ponto de extensão1&gt;</text:p>
      <text:p text:style-name="Text_20_body">Se no passo &lt;nº do passo&gt; do fluxo [básico|alternativo] &lt;condição&gt;, o caso de uso &lt;nome do caso de uso extend&gt; é acionado. </text:p>
      <text:h text:style-name="P14" text:outline-level="1">Casos de Uso Incluídos</text:h>
      <text:p text:style-name="Text_20_body">&lt;nome do caso de uso incluído1&gt;</text:p>
      <text:h text:style-name="P14" text:outline-level="1">Pós-Condições</text:h>
      <text:p text:style-name="Text_20_body">&lt;pós-condição1&gt;</text:p>
      <text:h text:style-name="P14" text:outline-level="1">Outros Diagramas</text:h>
      <text:p text:style-name="Text_20_body">&lt;nome do diagrama&gt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09:21:28.31</dc:date>
    <meta:editing-cycles>26</meta:editing-cycles>
    <meta:editing-duration>PT00H38M34S</meta:editing-duration>
    <meta:generator>BrOffice.org/3.1$Win32 OpenOffice.org_project/310m11$Build-9399</meta:generator>
    <meta:document-statistic meta:table-count="1" meta:image-count="0" meta:object-count="0" meta:page-count="2" meta:paragraph-count="42" meta:word-count="194" meta:character-count="1111"/>
    <meta:user-defined meta:name="ReqProMenus" meta:value-type="boolean">false</meta:user-defined>
  </office:meta>
</office:document-meta>
</file>